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Google Sans" svg:font-family="'Google Sans', Roboto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4" svg:font-family="'CMU Serif'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4.106cm" fo:margin-left="1.446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2.704cm"/>
    </style:style>
    <style:style style:name="Tabela1.B" style:family="table-column">
      <style:table-column-properties style:column-width="1cm"/>
    </style:style>
    <style:style style:name="Tabela1.H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1.B2" style:family="table-cell">
      <style:table-cell-properties style:vertical-align="middle" fo:background-color="#d0d0d0" fo:padding="0.097cm" fo:border-left="0.5pt solid #a5a5a5" fo:border-right="none" fo:border-top="0.5pt solid #a5a5a5" fo:border-bottom="0.5pt solid #a5a5a5" style:writing-mode="page">
        <style:background-image/>
      </style:table-cell-properties>
    </style:style>
    <style:style style:name="Tabela1.I2" style:family="table-cell">
      <style:table-cell-properties style:vertical-align="middle" fo:background-color="#d0d0d0" fo:padding="0.097cm" fo:border="0.5pt solid #a5a5a5" style:writing-mode="page">
        <style:background-image/>
      </style:table-cell-properties>
    </style:style>
    <style:style style:name="Tabela1.3" style:family="table-row">
      <style:table-row-properties style:min-row-height="1.919cm" fo:background-color="transparent" fo:keep-together="auto">
        <style:background-image/>
      </style:table-row-properties>
    </style:style>
    <style:style style:name="Tabela1.A3" style:family="table-cell">
      <style:table-cell-properties style:vertical-align="middle" fo:background-color="#bababa" fo:padding="0.097cm" fo:border="0.5pt solid #a5a5a5" style:writing-mode="page">
        <style:background-image/>
      </style:table-cell-properties>
    </style:style>
    <style:style style:name="Tabela1.B3" style:family="table-cell">
      <style:table-cell-properties style:vertical-align="middle" fo:background-color="#d0d0d0" fo:padding="0.097cm" fo:border-left="0.5pt solid #a5a5a5" fo:border-right="none" fo:border-top="none" fo:border-bottom="0.5pt solid #a5a5a5" style:writing-mode="page">
        <style:background-image/>
      </style:table-cell-properties>
    </style:style>
    <style:style style:name="Tabela1.I3" style:family="table-cell">
      <style:table-cell-properties style:vertical-align="middle" fo:background-color="#d0d0d0" fo:padding="0.097cm" fo:border-left="0.5pt solid #a5a5a5" fo:border-right="0.5pt solid #a5a5a5" fo:border-top="none" fo:border-bottom="0.5pt solid #a5a5a5" style:writing-mode="page">
        <style:background-image/>
      </style:table-cell-properties>
    </style:style>
    <style:style style:name="Tabela1.B4" style:family="table-cell">
      <style:table-cell-properties style:vertical-align="middle" fo:background-color="transparent" fo:padding="0.097cm" fo:border-left="0.5pt solid #a5a5a5" fo:border-right="none" fo:border-top="none" fo:border-bottom="0.5pt solid #a5a5a5" style:writing-mode="page">
        <style:background-image/>
      </style:table-cell-properties>
    </style:style>
    <style:style style:name="Tabela1.I4" style:family="table-cell">
      <style:table-cell-properties style:vertical-align="middle" fo:background-color="transparent" fo:padding="0.097cm" fo:border-left="0.5pt solid #a5a5a5" fo:border-right="0.5pt solid #a5a5a5" fo:border-top="none" fo:border-bottom="0.5pt solid #a5a5a5" style:writing-mode="page">
        <style:background-image/>
      </style:table-cell-properties>
    </style:style>
    <style:style style:name="Tabela1.5" style:family="table-row">
      <style:table-row-properties fo:background-color="transparent">
        <style:background-image/>
      </style:table-row-properties>
    </style:style>
    <style:style style:name="Tabela2" style:family="table" style:master-page-name="">
      <style:table-properties style:width="16.471cm" style:page-number="auto" table:align="center" fo:background-color="transparent" style:shadow="none" style:may-break-between-rows="false" table:border-model="collapsing">
        <style:background-image/>
      </style:table-properties>
    </style:style>
    <style:style style:name="Tabela2.A" style:family="table-column">
      <style:table-column-properties style:column-width="2cm"/>
    </style:style>
    <style:style style:name="Tabela2.C" style:family="table-column">
      <style:table-column-properties style:column-width="7.064cm"/>
    </style:style>
    <style:style style:name="Tabela2.D" style:family="table-column">
      <style:table-column-properties style:column-width="2.701cm"/>
    </style:style>
    <style:style style:name="Tabela2.E" style:family="table-column">
      <style:table-column-properties style:column-width="2.706cm"/>
    </style:style>
    <style:style style:name="Tabela2.1" style:family="table-row">
      <style:table-row-properties style:min-row-height="0.72cm" fo:background-color="transparent" fo:keep-together="auto">
        <style:background-image/>
      </style:table-row-properties>
    </style:style>
    <style:style style:name="Tabela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2.A2" style:family="table-cell">
      <style:table-cell-properties style:vertical-align="middle" fo:background-color="#d0d0d0" fo:padding="0.097cm" fo:border-left="0.5pt solid #a5a5a5" fo:border-right="0.5pt solid #a5a5a5" fo:border-top="none" fo:border-bottom="0.5pt solid #a5a5a5" style:writing-mode="page">
        <style:background-image/>
      </style:table-cell-properties>
    </style:style>
    <style:style style:name="Tabela2.B2" style:family="table-cell">
      <style:table-cell-properties style:vertical-align="middle" fo:background-color="#d0d0d0" fo:padding="0.097cm" fo:border-left="0.5pt solid #a5a5a5" fo:border-right="none" fo:border-top="none" fo:border-bottom="0.5pt solid #a5a5a5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background-color="transparent" fo:padding="0.097cm" fo:border-left="0.5pt solid #a5a5a5" fo:border-right="none" fo:border-top="none" fo:border-bottom="0.5pt solid #a5a5a5" style:writing-mode="page">
        <style:background-image/>
      </style:table-cell-properties>
    </style:style>
    <style:style style:name="Tabela2.B3" style:family="table-cell">
      <style:table-cell-properties style:vertical-align="" fo:background-color="transparent" fo:padding="0.097cm" fo:border-left="0.5pt solid #a5a5a5" fo:border-right="none" fo:border-top="none" fo:border-bottom="0.5pt solid #a5a5a5" style:writing-mode="page">
        <style:background-image/>
      </style:table-cell-properties>
    </style:style>
    <style:style style:name="Tabela2.E3" style:family="table-cell">
      <style:table-cell-properties style:vertical-align="middle" fo:background-color="transparent" fo:padding="0.097cm" fo:border-left="0.5pt solid #a5a5a5" fo:border-right="0.5pt solid #a5a5a5" fo:border-top="none" fo:border-bottom="0.5pt solid #a5a5a5" style:writing-mode="page">
        <style:background-image/>
      </style:table-cell-properties>
    </style:style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638888" officeooo:paragraph-rsid="02638888" fo:background-color="transparent"/>
    </style:style>
    <style:style style:name="P2" style:family="paragraph" style:parent-style-name="Autor_20_Cabeçalho">
      <style:text-properties officeooo:paragraph-rsid="02660fa1"/>
    </style:style>
    <style:style style:name="P3" style:family="paragraph" style:parent-style-name="Título_20_do_20_relatório">
      <style:text-properties fo:font-variant="small-caps" fo:color="#ffffff" style:font-name="CMU Serif2" fo:font-size="16pt" fo:font-style="normal" fo:font-weight="bold" officeooo:rsid="02ef1afb" officeooo:paragraph-rsid="02ef1afb" fo:background-color="transparent" style:font-size-asian="16pt" style:font-size-complex="16pt"/>
    </style:style>
    <style:style style:name="P4" style:family="paragraph" style:parent-style-name="Standard">
      <style:text-properties officeooo:paragraph-rsid="03298eb4"/>
    </style:style>
    <style:style style:name="P5" style:family="paragraph" style:parent-style-name="Standard">
      <style:text-properties officeooo:rsid="032bfddb" officeooo:paragraph-rsid="032bfddb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63667" officeooo:paragraph-rsid="032636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63667" officeooo:paragraph-rsid="03298e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7aee5" officeooo:paragraph-rsid="0327a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bfddb" officeooo:paragraph-rsid="032bfd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bfddb" officeooo:paragraph-rsid="032bfd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ce717" officeooo:paragraph-rsid="032ce7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officeooo:paragraph-rsid="032bfddb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757c3" officeooo:paragraph-rsid="03275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a9b07" officeooo:paragraph-rsid="032a9b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bfddb" officeooo:paragraph-rsid="032bfd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32538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3298e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32538d6" officeooo:paragraph-rsid="032538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32243b6" officeooo:paragraph-rsid="032243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32a9b07" officeooo:paragraph-rsid="032a9b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 style:list-style-name="L4">
      <style:text-properties fo:color="#000000" style:font-name="CMU Serif1" fo:font-weight="normal" officeooo:rsid="03144a15" officeooo:paragraph-rsid="03144a15" fo:background-color="transparent"/>
    </style:style>
    <style:style style:name="P26" style:family="paragraph" style:parent-style-name="Text_20_body" style:list-style-name="L2">
      <style:text-properties officeooo:paragraph-rsid="03038d59"/>
    </style:style>
    <style:style style:name="P27" style:family="paragraph" style:parent-style-name="Text_20_body" style:list-style-name="L2">
      <style:text-properties officeooo:rsid="0303a461" officeooo:paragraph-rsid="0303a461"/>
    </style:style>
    <style:style style:name="P28" style:family="paragraph" style:parent-style-name="Text_20_body">
      <style:text-properties officeooo:paragraph-rsid="0303a461"/>
    </style:style>
    <style:style style:name="P29" style:family="paragraph" style:parent-style-name="Text_20_body">
      <style:text-properties officeooo:paragraph-rsid="0305695a"/>
    </style:style>
    <style:style style:name="P30" style:family="paragraph" style:parent-style-name="Text_20_body">
      <style:text-properties officeooo:paragraph-rsid="030675b8"/>
    </style:style>
    <style:style style:name="P31" style:family="paragraph" style:parent-style-name="Text_20_body">
      <style:text-properties officeooo:paragraph-rsid="0312e5fb"/>
    </style:style>
    <style:style style:name="P32" style:family="paragraph" style:parent-style-name="Text_20_body">
      <style:text-properties officeooo:paragraph-rsid="031372b8"/>
    </style:style>
    <style:style style:name="P33" style:family="paragraph" style:parent-style-name="Text_20_body" style:list-style-name="L5">
      <style:text-properties officeooo:paragraph-rsid="031372b8"/>
    </style:style>
    <style:style style:name="P34" style:family="paragraph" style:parent-style-name="Text_20_body" style:list-style-name="L4">
      <style:text-properties officeooo:rsid="03144a15" officeooo:paragraph-rsid="03144a15"/>
    </style:style>
    <style:style style:name="P35" style:family="paragraph" style:parent-style-name="Text_20_body">
      <style:text-properties officeooo:rsid="031748f5" officeooo:paragraph-rsid="031748f5"/>
    </style:style>
    <style:style style:name="P36" style:family="paragraph" style:parent-style-name="Text_20_body">
      <style:text-properties officeooo:paragraph-rsid="031748f5"/>
    </style:style>
    <style:style style:name="P37" style:family="paragraph" style:parent-style-name="Text_20_body">
      <style:text-properties officeooo:paragraph-rsid="032e9e44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31372b8"/>
    </style:style>
    <style:style style:name="P39" style:family="paragraph" style:parent-style-name="Título_20_Seção">
      <style:text-properties fo:font-variant="small-caps" fo:color="#000000" style:font-name="CMU Serif2" fo:font-size="12pt" fo:font-weight="bold" officeooo:rsid="0300f740" officeooo:paragraph-rsid="0300f740" fo:background-color="transparent"/>
    </style:style>
    <style:style style:name="P40" style:family="paragraph" style:parent-style-name="Título_20_Seção">
      <style:text-properties fo:font-variant="small-caps" fo:color="#000000" style:font-name="CMU Serif2" fo:font-size="12pt" fo:font-weight="bold" officeooo:rsid="0305695a" officeooo:paragraph-rsid="0305695a" fo:background-color="transparent"/>
    </style:style>
    <style:style style:name="P41" style:family="paragraph" style:parent-style-name="Título_20_Seção">
      <style:text-properties officeooo:rsid="03122d84" officeooo:paragraph-rsid="03122d84"/>
    </style:style>
    <style:style style:name="P42" style:family="paragraph">
      <style:paragraph-properties fo:text-align="start"/>
    </style:style>
    <style:style style:name="P43" style:family="paragraph">
      <loext:graphic-properties draw:fill="none" draw:fill-color="#ffffff"/>
      <style:paragraph-properties fo:text-align="start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</style:style>
    <style:style style:name="P46" style:family="paragraph">
      <loext:graphic-properties draw:fill-color="#a5a5a5"/>
      <style:paragraph-properties fo:text-align="center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1" fo:font-style="normal" fo:font-weight="normal" officeooo:rsid="03038d59" fo:background-color="transparent" loext:char-shading-value="0" style:font-style-asian="normal" style:font-style-complex="normal"/>
    </style:style>
    <style:style style:name="T3" style:family="text">
      <style:text-properties fo:color="#000000" style:font-name="CMU Serif1" fo:font-weight="normal" fo:background-color="transparent" loext:char-shading-value="0"/>
    </style:style>
    <style:style style:name="T4" style:family="text">
      <style:text-properties fo:color="#000000" style:font-name="CMU Serif1" fo:font-weight="normal" officeooo:rsid="0300f740" fo:background-color="transparent" loext:char-shading-value="0"/>
    </style:style>
    <style:style style:name="T5" style:family="text">
      <style:text-properties fo:color="#000000" style:font-name="CMU Serif1" fo:font-weight="normal" officeooo:rsid="03026bf1" fo:background-color="transparent" loext:char-shading-value="0"/>
    </style:style>
    <style:style style:name="T6" style:family="text">
      <style:text-properties fo:color="#000000" style:font-name="CMU Serif1" fo:font-weight="normal" officeooo:rsid="03038d59" fo:background-color="transparent" loext:char-shading-value="0"/>
    </style:style>
    <style:style style:name="T7" style:family="text">
      <style:text-properties fo:color="#000000" style:font-name="CMU Serif1" fo:font-weight="normal" officeooo:rsid="0305695a" fo:background-color="transparent" loext:char-shading-value="0"/>
    </style:style>
    <style:style style:name="T8" style:family="text">
      <style:text-properties fo:color="#000000" style:font-name="CMU Serif1" fo:font-weight="normal" officeooo:rsid="030675b8" fo:background-color="transparent" loext:char-shading-value="0"/>
    </style:style>
    <style:style style:name="T9" style:family="text">
      <style:text-properties fo:color="#000000" style:font-name="CMU Serif1" fo:font-weight="normal" officeooo:rsid="030793ef" fo:background-color="transparent" loext:char-shading-value="0"/>
    </style:style>
    <style:style style:name="T10" style:family="text">
      <style:text-properties fo:color="#000000" style:font-name="CMU Serif1" fo:font-weight="normal" officeooo:rsid="0309010e" fo:background-color="transparent" loext:char-shading-value="0"/>
    </style:style>
    <style:style style:name="T11" style:family="text">
      <style:text-properties fo:color="#000000" style:font-name="CMU Serif1" fo:font-weight="normal" officeooo:rsid="030adaf0" fo:background-color="transparent" loext:char-shading-value="0"/>
    </style:style>
    <style:style style:name="T12" style:family="text">
      <style:text-properties fo:color="#000000" style:font-name="CMU Serif1" fo:font-weight="normal" officeooo:rsid="030cff44" fo:background-color="transparent" loext:char-shading-value="0"/>
    </style:style>
    <style:style style:name="T13" style:family="text">
      <style:text-properties fo:color="#000000" style:font-name="CMU Serif1" fo:font-weight="normal" officeooo:rsid="031309ae" fo:background-color="transparent" loext:char-shading-value="0"/>
    </style:style>
    <style:style style:name="T14" style:family="text">
      <style:text-properties fo:color="#000000" style:font-name="CMU Serif1" fo:font-weight="normal" officeooo:rsid="031372b8" fo:background-color="transparent" loext:char-shading-value="0"/>
    </style:style>
    <style:style style:name="T15" style:family="text">
      <style:text-properties fo:color="#000000" style:font-name="CMU Serif1" fo:font-weight="normal" officeooo:rsid="03161351" fo:background-color="transparent" loext:char-shading-value="0"/>
    </style:style>
    <style:style style:name="T16" style:family="text">
      <style:text-properties fo:color="#000000" style:font-name="CMU Serif1" fo:font-weight="normal" officeooo:rsid="031748f5" fo:background-color="transparent" loext:char-shading-value="0"/>
    </style:style>
    <style:style style:name="T17" style:family="text">
      <style:text-properties fo:color="#000000" style:font-name="CMU Serif1" fo:font-weight="normal" officeooo:rsid="0318a048" fo:background-color="transparent" loext:char-shading-value="0"/>
    </style:style>
    <style:style style:name="T18" style:family="text">
      <style:text-properties fo:color="#000000" style:font-name="CMU Serif1" fo:font-weight="normal" officeooo:rsid="032e9e44" fo:background-color="transparent" loext:char-shading-value="0"/>
    </style:style>
    <style:style style:name="T19" style:family="text">
      <style:text-properties fo:color="#000000" style:font-name="CMU Serif1" fo:font-style="italic" fo:font-weight="normal" officeooo:rsid="03038d59" fo:background-color="transparent" loext:char-shading-value="0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2bfd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officeooo:rsid="0265734b"/>
    </style:style>
    <style:style style:name="T22" style:family="text">
      <style:text-properties officeooo:rsid="0265dedc"/>
    </style:style>
    <style:style style:name="T23" style:family="text">
      <style:text-properties officeooo:rsid="030675b8"/>
    </style:style>
    <style:style style:name="T24" style:family="text">
      <style:text-properties officeooo:rsid="0309010e"/>
    </style:style>
    <style:style style:name="T25" style:family="text">
      <style:text-properties officeooo:rsid="030adaf0"/>
    </style:style>
    <style:style style:name="T26" style:family="text">
      <style:text-properties officeooo:rsid="030b7fe1"/>
    </style:style>
    <style:style style:name="T27" style:family="text">
      <style:text-properties officeooo:rsid="030bf1af"/>
    </style:style>
    <style:style style:name="T28" style:family="text">
      <style:text-properties officeooo:rsid="030cff44"/>
    </style:style>
    <style:style style:name="T29" style:family="text">
      <style:text-properties officeooo:rsid="030d240d"/>
    </style:style>
    <style:style style:name="T30" style:family="text">
      <style:text-properties officeooo:rsid="030f5a63"/>
    </style:style>
    <style:style style:name="T31" style:family="text">
      <style:text-properties officeooo:rsid="03110f63"/>
    </style:style>
    <style:style style:name="T32" style:family="text">
      <style:text-properties officeooo:rsid="03122d84"/>
    </style:style>
    <style:style style:name="T33" style:family="text">
      <style:text-properties officeooo:rsid="0312e5fb"/>
    </style:style>
    <style:style style:name="T34" style:family="text">
      <style:text-properties officeooo:rsid="031309ae"/>
    </style:style>
    <style:style style:name="T35" style:family="text">
      <style:text-properties officeooo:rsid="031372b8"/>
    </style:style>
    <style:style style:name="T36" style:family="text">
      <style:text-properties officeooo:rsid="032538d6"/>
    </style:style>
    <style:style style:name="T37" style:family="text">
      <style:text-properties officeooo:rsid="032a9b07"/>
    </style:style>
    <style:style style:name="T38" style:family="text">
      <style:text-properties officeooo:rsid="032e9e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width="0.019cm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19cm" svg:stroke-color="#a5a5a5" draw:fill-color="#a5a5a5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Humano-Computador</text:p>
      <text:p text:style-name="P3">Resultados dos testes com usuários</text:p>
      <text:p text:style-name="P2">Isaías Gonçalves Ribeiro <text:span text:style-name="T21">(201810940), </text:span>Luiz Otávio Andrade Soares <text:span text:style-name="T22">(201810544),</text:span></text:p>
      <text:p text:style-name="P2">Pedro Antônio de Souza <text:s/><text:span text:style-name="T1">(</text:span>201810557<text:span text:style-name="T1">)</text:span>, Rafaella Maciel Pereira Leite <text:span text:style-name="T22">(201911294).</text:span></text:p>
      <text:p text:style-name="P39">Metodologia</text:p>
      <text:p text:style-name="P28"><text:span text:style-name="T4">Foram executados </text:span><text:span text:style-name="T8">quatro</text:span><text:span text:style-name="T4"> testes presencialmente e </text:span><text:span text:style-name="T15">dois</text:span><text:span text:style-name="T4"> à distância. É importante informar que os testes presenciais foram feitos apenas com </text:span><text:span text:style-name="T5">corresidentes dos pesquisadores. </text:span></text:p>
      <text:p text:style-name="P28"><text:span text:style-name="T5">Os testes seguiram seis passos:</text:span></text:p>
      <text:list xml:id="list2904427536" text:style-name="L2">
        <text:list-item>
          <text:list>
            <text:list-item>
              <text:list>
                <text:list-item>
                  <text:p text:style-name="P26"><text:span text:style-name="T6">I</text:span><text:span text:style-name="T5">ntrodução ao objeto pesquisado;</text:span></text:p>
                </text:list-item>
                <text:list-item>
                  <text:p text:style-name="P26"><text:span text:style-name="T6">A</text:span><text:span text:style-name="T5">presentação do termo de compromisso e pedido de consentimento;</text:span></text:p>
                </text:list-item>
                <text:list-item>
                  <text:p text:style-name="P27"><text:span text:style-name="T5">C</text:span><text:span text:style-name="T3">oleta de dados demográficos;</text:span></text:p>
                </text:list-item>
                <text:list-item>
                  <text:p text:style-name="P26"><text:span text:style-name="T6">Execução da </text:span><text:span text:style-name="T2">Tarefa 1</text:span><text:span text:style-name="T6"> seguida do preenchimento do questionário de de anotação;</text:span></text:p>
                </text:list-item>
                <text:list-item>
                  <text:p text:style-name="P26"><text:span text:style-name="T6">Execução da Tarefa 2 seguida do preenchimento do questionário de de anotação;</text:span></text:p>
                </text:list-item>
                <text:list-item>
                  <text:p text:style-name="P27"><text:span text:style-name="T6">P</text:span><text:span text:style-name="T3">reenchimento do formulário de satisfação.</text:span></text:p>
                </text:list-item>
              </text:list>
            </text:list-item>
          </text:list>
        </text:list-item>
      </text:list>
      <text:p text:style-name="P29"><text:span text:style-name="T7">Após a permissão do(a) </text:span><text:span text:style-name="T9">participante</text:span><text:span text:style-name="T7">, a gravação dos testes foi inciada na coleta de dados demográficos.</text:span></text:p>
      <text:p text:style-name="P40">Perfil dos usuários</text:p>
      <text:p text:style-name="P30"><text:span text:style-name="T11">Dos</text:span><text:span text:style-name="T23"> </text:span><text:span text:style-name="T10">seis</text:span><text:span text:style-name="T23"> participantes </text:span><text:span text:style-name="T25">dos testes</text:span><text:span text:style-name="T23">, </text:span><text:span text:style-name="T24">três se identificaram com </text:span><text:span text:style-name="T26">o gênero masculino e três com com o feminino. </text:span><text:span text:style-name="T27">A idade dos voluntários </text:span><text:span text:style-name="T12">podem variar</text:span><text:span text:style-name="T27"> entre </text:span><text:span text:style-name="T28">18 e 29 anos, sendo que 66,7% declararam ter entre 21 e 25 anos. </text:span><text:span text:style-name="T29">Em relação à escolaridade, um(a) participante declarou ter ensino superior completo e, todos os outros, estão cursando ensino superior.</text:span></text:p>
      <text:p text:style-name="P37"><text:span text:style-name="T30">Utilizando escala Likert de 1 </text:span><text:span text:style-name="T38">(p</text:span><text:span text:style-name="T30">ouca ou nenhuma experiência</text:span><text:span text:style-name="T38">)</text:span><text:span text:style-name="T30"> a 5 (</text:span><text:span text:style-name="T18">m</text:span><text:span text:style-name="T30">uita experiência), os(as) participantes declararam </text:span><text:span text:style-name="T31">ter alto nível de experiência com o uso de celular e aplicativos. As respostas tiveram nível 4,5 como média </text:span><text:span text:style-name="T33">aritmética</text:span><text:span text:style-name="T31"> </text:span><text:span text:style-name="T32">e desvio padrão igual a 0,5.</text:span></text:p>
      <text:p text:style-name="P41"><text:soft-page-break/>Resultados</text:p>
      <text:p text:style-name="P31"><text:span text:style-name="T33">Em geral, o aplicativo teve boa aceitação pelos participantes. </text:span><text:span text:style-name="T13">Cinco</text:span><text:span text:style-name="T34"> participantes concorda</text:span><text:span text:style-name="T35">ra</text:span><text:span text:style-name="T34">m </text:span><text:span text:style-name="T14">completamente</text:span><text:span text:style-name="T34"> que gostariam de usar o aplicativo.</text:span></text:p>
      <text:p text:style-name="P32"><text:span text:style-name="T35">Todos os participantes discordaram completamente que:</text:span></text:p>
      <text:list xml:id="list1113730838" text:style-name="L5">
        <text:list-item>
          <text:p text:style-name="P33"><text:span text:style-name="T35">O aplicativo é muito complexo;</text:span></text:p>
        </text:list-item>
        <text:list-item>
          <text:p text:style-name="P33"><text:span text:style-name="T35">Precisariam de ajuda de uma pessoa com conhecimentos técnicos para usar o aplicativo;</text:span></text:p>
        </text:list-item>
        <text:list-item>
          <text:p text:style-name="P33"><text:span text:style-name="T14">Precisaram</text:span><text:span text:style-name="T35"> de muito tempo para entender a funcionalidade do aplicativo.</text:span></text:p>
        </text:list-item>
      </text:list>
      <text:p text:style-name="P38"><text:tab/><text:span text:style-name="T35">Todos os participantes concordaram completamente que:</text:span></text:p>
      <text:list xml:id="list2118851674" text:style-name="L4">
        <text:list-item>
          <text:p text:style-name="P25">O aplicativo é fácil de utilizar;</text:p>
        </text:list-item>
        <text:list-item>
          <text:p text:style-name="P34"><text:span text:style-name="T3">Se sentiram confiantes ao usar o aplicativo.</text:span></text:p>
        </text:list-item>
      </text:list>
      <text:p text:style-name="P36"><text:span text:style-name="T16">Todos participantes completaram as duas tarefas. Porém, um participante concluiu com erro, pois confundiu a avaliação da disciplina com a avaliação do professor.</text:span></text:p>
      <text:p text:style-name="P35"><text:span text:style-name="T3">A </text:span><text:span text:style-name="T17">T</text:span><text:span text:style-name="T3">abela 1 </text:span><text:span text:style-name="T17">apresenta o nível de dificuldade para cada tarefa relatado pelos participantes através de escala Likert de 1 (muito fácil) a 5 (muito difícil).</text:span></text:p>
      <table:table table:name="Tabela1" table:style-name="Tabela1" table:template-name="Estilo padrão">
        <table:table-column table:style-name="Tabela1.A"/>
        <table:table-column table:style-name="Tabela1.B" table:number-columns-repeated="6"/>
        <table:table-column table:style-name="Tabela1.H" table:number-columns-repeated="2"/>
        <table:table-row table:style-name="Tabela1.1">
          <table:table-cell table:style-name="Tabela1.A1" table:number-columns-spanned="9" office:value-type="string">
            <text:p text:style-name="P16">Tabela 1 – Dificuldade por taref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4"><draw:line text:anchor-type="paragraph" draw:z-index="0" draw:name="Forma1" draw:style-name="gr2" draw:text-style-name="P46" svg:x1="-0.076cm" svg:y1="0.626cm" svg:x2="2.617cm" svg:y2="2.52cm"><text:p/></draw:line><draw:frame text:anchor-type="paragraph" draw:z-index="1" draw:name="Forma2" draw:style-name="gr1" draw:text-style-name="P45" svg:width="2.625cm" svg:height="0.747cm" svg:x="-0.076cm" svg:y="0.626cm"><draw:text-box><text:p text:style-name="P44">Participante</text:p></draw:text-box></draw:frame></text:p>
          </table:table-cell>
          <table:table-cell table:style-name="Tabela1.B2" table:number-columns-spanned="6" office:value-type="string">
            <text:p text:style-name="P23">Respostas por participa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B2" table:number-rows-spanned="2" office:value-type="string">
            <text:p text:style-name="P19">Média <text:span text:style-name="T36">aritmética</text:span></text:p>
          </table:table-cell>
          <table:table-cell table:style-name="Tabela1.I2" table:number-rows-spanned="2" office:value-type="string">
            <text:p text:style-name="P20"><text:span text:style-name="T36">Desvio padrão</text:span></text:p>
          </table:table-cell>
        </table:table-row>
        <table:table-row table:style-name="Tabela1.3">
          <table:table-cell table:style-name="Tabela1.A3" office:value-type="string">
            <text:p text:style-name="P15"><draw:frame text:anchor-type="paragraph" draw:z-index="2" draw:name="Forma2_0" draw:style-name="gr1" draw:text-style-name="P43" svg:width="2.558cm" svg:height="0.747cm" svg:x="-0.009cm" svg:y="0.626cm"><draw:text-box><text:p text:style-name="P42">Tarefa</text:p></draw:text-box></draw:frame></text:p>
          </table:table-cell>
          <table:table-cell table:style-name="Tabela1.B3" office:value-type="string">
            <text:p text:style-name="P19">01</text:p>
          </table:table-cell>
          <table:table-cell table:style-name="Tabela1.B3" office:value-type="string">
            <text:p text:style-name="P19">02</text:p>
          </table:table-cell>
          <table:table-cell table:style-name="Tabela1.B3" office:value-type="string">
            <text:p text:style-name="P19">03</text:p>
          </table:table-cell>
          <table:table-cell table:style-name="Tabela1.B3" office:value-type="string">
            <text:p text:style-name="P19">04</text:p>
          </table:table-cell>
          <table:table-cell table:style-name="Tabela1.B3" office:value-type="string">
            <text:p text:style-name="P19">05</text:p>
          </table:table-cell>
          <table:table-cell table:style-name="Tabela1.B3" office:value-type="string">
            <text:p text:style-name="P19">06</text:p>
          </table:table-cell>
          <table:covered-table-cell/>
          <table:covered-table-cell/>
        </table:table-row>
        <table:table-row table:style-name="Tabela1.1">
          <table:table-cell table:style-name="Tabela1.B3" office:value-type="string">
            <text:p text:style-name="P12">Tarefa 1</text:p>
          </table:table-cell>
          <table:table-cell table:style-name="Tabela1.B4" office:value-type="string">
            <text:p text:style-name="P6">1</text:p>
          </table:table-cell>
          <table:table-cell table:style-name="Tabela1.B4" office:value-type="string">
            <text:p text:style-name="P6">1</text:p>
          </table:table-cell>
          <table:table-cell table:style-name="Tabela1.B4" office:value-type="string">
            <text:p text:style-name="P6">1</text:p>
          </table:table-cell>
          <table:table-cell table:style-name="Tabela1.B4" office:value-type="string">
            <text:p text:style-name="P6">1</text:p>
          </table:table-cell>
          <table:table-cell table:style-name="Tabela1.B4" office:value-type="string">
            <text:p text:style-name="P6">1</text:p>
          </table:table-cell>
          <table:table-cell table:style-name="Tabela1.B4" office:value-type="string">
            <text:p text:style-name="P6">1</text:p>
          </table:table-cell>
          <table:table-cell table:style-name="Tabela1.B4" office:value-type="string">
            <text:p text:style-name="P6">1</text:p>
          </table:table-cell>
          <table:table-cell table:style-name="Tabela1.I4" office:value-type="string">
            <text:p text:style-name="P6">0</text:p>
          </table:table-cell>
        </table:table-row>
        <table:table-row table:style-name="Tabela1.5">
          <table:table-cell table:style-name="Tabela1.B3" office:value-type="string">
            <text:p text:style-name="P12">Tarefa 2</text:p>
          </table:table-cell>
          <table:table-cell table:style-name="Tabela1.B4" office:value-type="string">
            <text:p text:style-name="P8">1</text:p>
          </table:table-cell>
          <table:table-cell table:style-name="Tabela1.B4" office:value-type="string">
            <text:p text:style-name="P8">1</text:p>
          </table:table-cell>
          <table:table-cell table:style-name="Tabela1.B4" office:value-type="string">
            <text:p text:style-name="P8">1</text:p>
          </table:table-cell>
          <table:table-cell table:style-name="Tabela1.B4" office:value-type="string">
            <text:p text:style-name="P8">1</text:p>
          </table:table-cell>
          <table:table-cell table:style-name="Tabela1.B4" office:value-type="string">
            <text:p text:style-name="P8">1</text:p>
          </table:table-cell>
          <table:table-cell table:style-name="Tabela1.B4" office:value-type="string">
            <text:p text:style-name="P8">1</text:p>
          </table:table-cell>
          <table:table-cell table:style-name="Tabela1.B4" office:value-type="string">
            <text:p text:style-name="P8">1</text:p>
          </table:table-cell>
          <table:table-cell table:style-name="Tabela1.I4" office:value-type="string">
            <text:p text:style-name="P8">0</text:p>
          </table:table-cell>
        </table:table-row>
      </table:table>
      <text:p text:style-name="P35"><text:span text:style-name="T17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P18">Tabela 2 – Problemas encontrados.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7">Código do problema</text:p>
          </table:table-cell>
          <table:table-cell table:style-name="Tabela2.B2" office:value-type="string">
            <text:p text:style-name="P24">Local</text:p>
          </table:table-cell>
          <table:table-cell table:style-name="Tabela2.B2" office:value-type="string">
            <text:p text:style-name="P21"><text:span text:style-name="T37">Descrição</text:span></text:p>
          </table:table-cell>
          <table:table-cell table:style-name="Tabela2.B2" office:value-type="string">
            <text:p text:style-name="P24">Quantidade de usuários afetados</text:p>
          </table:table-cell>
          <table:table-cell table:style-name="Tabela2.A2" office:value-type="string">
            <text:p text:style-name="P24">Severidade</text:p>
          </table:table-cell>
        </table:table-row>
        <table:table-row table:style-name="Tabela2.3">
          <table:table-cell table:style-name="Tabela2.A3" office:value-type="string">
            <text:p text:style-name="P9">1</text:p>
          </table:table-cell>
          <table:table-cell table:style-name="Tabela2.B3" office:value-type="string">
            <text:p text:style-name="P13"><text:span text:style-name="T20">Página da disciplina</text:span></text:p>
          </table:table-cell>
          <table:table-cell table:style-name="Tabela2.B3" office:value-type="string">
            <text:p text:style-name="P10">Participante confundiu a página da disciplina com a página do professor.</text:p>
          </table:table-cell>
          <table:table-cell table:style-name="Tabela2.A3" office:value-type="string">
            <text:p text:style-name="P7">1</text:p>
          </table:table-cell>
          <table:table-cell table:style-name="Tabela2.E3" office:value-type="string">
            <text:p text:style-name="P11">2</text:p>
          </table:table-cell>
        </table:table-row>
      </table:table>
      <text:p text:style-name="P4"/>
      <text:p text:style-name="P5">Por ser um teste extremamente simples, poucos problemas foram identificados. A baixa quantidade de problemas também pode ser justificada pela alto nível de experiência, relatada pelos participantes, com o uso de aplicativ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Google Sans" svg:font-family="'Google Sans', Roboto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4" svg:font-family="'CMU Serif'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fo:margin-left="0cm" fo:margin-right="0cm" fo:line-height="100%" fo:text-indent="0cm" style:auto-text-indent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2-28T21:24:14.176616777</dc:date>
    <meta:editing-duration>PT2H27M2S</meta:editing-duration>
    <meta:editing-cycles>103</meta:editing-cycles>
    <meta:generator>LibreOffice/6.4.6.2$Linux_X86_64 LibreOffice_project/40$Build-2</meta:generator>
    <meta:document-statistic meta:table-count="2" meta:image-count="0" meta:object-count="0" meta:page-count="2" meta:paragraph-count="68" meta:word-count="454" meta:character-count="2902" meta:non-whitespace-character-count="2522"/>
  </office:meta>
</office:document-meta>
</file>